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41ebe" officeooo:paragraph-rsid="00041ebe"/>
    </style:style>
    <style:style style:name="P2" style:family="paragraph" style:parent-style-name="Standard" style:list-style-name="L1">
      <style:text-properties officeooo:rsid="00041ebe" officeooo:paragraph-rsid="00041ebe"/>
    </style:style>
    <style:style style:name="P3" style:family="paragraph" style:parent-style-name="Standard" style:list-style-name="L1">
      <style:text-properties officeooo:paragraph-rsid="00041ebe"/>
    </style:style>
    <style:style style:name="P4" style:family="paragraph" style:parent-style-name="Standard" style:list-style-name="L1">
      <style:text-properties officeooo:rsid="00050f4c" officeooo:paragraph-rsid="00050f4c"/>
    </style:style>
    <style:style style:name="P5" style:family="paragraph" style:parent-style-name="Standard" style:list-style-name="L1">
      <style:text-properties officeooo:rsid="00041ebe" officeooo:paragraph-rsid="00041ebe" fo:background-color="#ffff00"/>
    </style:style>
    <style:style style:name="P6" style:family="paragraph" style:parent-style-name="Standard" style:list-style-name="L1">
      <style:text-properties officeooo:rsid="0006dc7e" officeooo:paragraph-rsid="0006dc7e"/>
    </style:style>
    <style:style style:name="P7" style:family="paragraph" style:parent-style-name="Standard">
      <style:text-properties officeooo:rsid="0006dc7e" officeooo:paragraph-rsid="0006dc7e"/>
    </style:style>
    <style:style style:name="T1" style:family="text">
      <style:text-properties officeooo:rsid="00041ebe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06338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328633522083018579" text:style-name="L1">
        <text:list-header>
          <text:p text:style-name="P6"><text:a xlink:type="simple" xlink:href="https://docs.google.com/document/d/1M0JrhPvrGoGCI8DPFujqHswcGIWNMIMPyX_O8Yh1UZ8/edit" text:style-name="Internet_20_link" text:visited-style-name="Visited_20_Internet_20_Link">https://docs.google.com/document/d/1M0JrhPvrGoGCI8DPFujqHswcGIWNMIMPyX_O8Yh1UZ8/edit</text:a>#</text:p>
        </text:list-header>
      </text:list>
      <text:p text:style-name="P7"/>
      <text:list xml:id="list140241129580036" text:continue-numbering="true" text:style-name="L1">
        <text:list-item>
          <text:p text:style-name="P4">Vorhandenen Code anschauen <text:s/>- - - - -<text:tab/><text:tab/><text:tab/><text:tab/><text:span text:style-name="T3">ok ?<text:line-break/><text:tab/></text:span></text:p>
        </text:list-item>
        <text:list-item>
          <text:p text:style-name="P3"><text:span text:style-name="T1">module.info<text:tab/><text:tab/><text:tab/><text:tab/><text:tab/><text:tab/><text:tab/><text:tab/><text:tab/>…. </text:span></text:p>
        </text:list-item>
        <text:list-item>
          <text:p text:style-name="P2">module.config<text:tab/><text:tab/><text:tab/><text:tab/><text:tab/><text:tab/><text:tab/><text:tab/><text:tab/>… ….</text:p>
        </text:list-item>
        <text:list-item>
          <text:p text:style-name="P2">module.install</text:p>
        </text:list-item>
        <text:list-item>
          <text:p text:style-name="P2">module.module</text:p>
          <text:list>
            <text:list-item>
              <text:p text:style-name="P2">basic drush command <text:span text:style-name="T2">(arguments)</text:span></text:p>
            </text:list-item>
            <text:list-item>
              <text:p text:style-name="P2">callback function → <text:span text:style-name="T2">(arguments)</text:span></text:p>
            </text:list-item>
            <text:list-item>
              <text:p text:style-name="P2">→ ctrl</text:p>
              <text:list>
                <text:list-item>
                  <text:p text:style-name="P2">data-export</text:p>
                  <text:list>
                    <text:list-item>
                      <text:p text:style-name="P2">folder structure</text:p>
                    </text:list-item>
                  </text:list>
                </text:list-item>
                <text:list-item>
                  <text:p text:style-name="P2">data-import</text:p>
                  <text:list>
                    <text:list-item>
                      <text:p text:style-name="P2">foreach topic</text:p>
                      <text:list>
                        <text:list-item>
                          <text:p text:style-name="P5">find and combine data</text:p>
                        </text:list-item>
                        <text:list-item>
                          <text:p text:style-name="P2">foreach row</text:p>
                        </text:list-item>
                      </text:list>
                    </text:list-item>
                  </text:list>
                </text:list-item>
                <text:list-item>
                  <text:p text:style-name="P2">data-export</text:p>
                  <text:list>
                    <text:list-item>
                      <text:p text:style-name="P2">file</text:p>
                    </text:list-item>
                    <text:list-item>
                      <text:p text:style-name="P2">some good append mode php</text:p>
                    </text:list-item>
                    <text:list-item>
                      <text:p text:style-name="P2">foreach row put</text:p>
                    </text:list-item>
                  </text:list>
                </text:list-item>
              </text:list>
            </text:list-item>
          </text:list>
        </text:list-item>
      </text:list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A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9T18:48:03.164984300</meta:creation-date>
    <dc:date>2018-03-20T14:02:40.987288584</dc:date>
    <meta:editing-duration>PT51S</meta:editing-duration>
    <meta:editing-cycles>1</meta:editing-cycles>
    <meta:document-statistic meta:table-count="0" meta:image-count="0" meta:object-count="0" meta:page-count="1" meta:paragraph-count="20" meta:word-count="68" meta:character-count="451" meta:non-whitespace-character-count="396"/>
    <meta:generator>LibreOffice/5.1.6.2$Linux_X86_64 LibreOffice_project/10m0$Build-2</meta:generator>
  </office:meta>
</office:document-meta>
</file>